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automatic-styles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ction text:style-name="Sect1" text:name="Section1" text:protected="true">
        <text:p text:style-name="Standard">key <field:fieldmark-start text:name="Text38" field:type="vnd.oasis.opendocument.field.FORMTEXT"><field:param field:name="Description" field:value=""/><field:param field:name="Name" field:value="Text38"/></field:fieldmark-start><field:fieldmark-separator/>value<field:fieldmark-end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los Vajna</meta:initial-creator>
    <meta:creation-date>2024-03-27T10:07:10.922322419</meta:creation-date>
    <dc:date>2024-03-27T10:07:17.098477230</dc:date>
    <dc:creator>Miklos Vajna</dc:creator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Dev/24.8.0.0.alpha0$Linux_X86_64 LibreOffice_project/88e68d6b4125c8f919d9375e28d1b43ff8609e98</meta:generator>
  </office:meta>
</office:document-meta>
</file>